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h... what's with this spooky atmosphere...?</text:p>
          </table:table-cell>
          <table:table-cell table:number-columns-repeated="1020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feel a tingling sensation on my skin...</text:p>
          </table:table-cell>
          <table:table-cell table:number-columns-repeated="1020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can't feel a thing, myself.</text:p>
          </table:table-cell>
          <table:table-cell table:number-columns-repeated="1020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so...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style-name="ce0"/>
          <table:table-cell table:style-name="ce0" office:value-type="string">
            <text:p>There might be something here that only
Heavenly Maidens can sense.</text:p>
          </table:table-cell>
          <table:table-cell table:number-columns-repeated="1020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f we're gonna move forward, let's do it
quick!</text:p>
          </table:table-cell>
          <table:table-cell table:number-columns-repeated="1020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style-name="ce0"/>
          <table:table-cell table:style-name="ce0" office:value-type="string">
            <text:p>I don't want to be here for a second longer than
I need to!</text:p>
          </table:table-cell>
          <table:table-cell table:number-columns-repeated="1020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let's advance swiftly, but with great
prudence.</text:p>
          </table:table-cell>
          <table:table-cell table:number-columns-repeated="1020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! Wh-What was that sound?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style-name="ce0"/>
          <table:table-cell table:style-name="ce0" office:value-type="string">
            <text:p>Aaaaaaaaaaaaaaaaahhhhh———!!!!</text:p>
          </table:table-cell>
          <table:table-cell table:number-columns-repeated="1020"/>
        </table:table-row>
        <table:table-row>
          <table:table-cell table:style-name="ce0" office:value-type="string">
            <text:p>ともっち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?!</text:p>
          </table:table-cell>
          <table:table-cell table:number-columns-repeated="1020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She must have fallen to the floor
below.</text:p>
          </table:table-cell>
          <table:table-cell table:number-columns-repeated="1020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style-name="ce0"/>
          <table:table-cell table:style-name="ce0" office:value-type="string">
            <text:p>We need to find her, quickl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